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Util.writeTextQName( XMLStreamWriter out ,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xUtil.createWriter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Util.getXMLInpu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Util.writeStartElement( XMLStreamReader reader , XMLStreamWriter write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3">
            <text:p text:style-name="Table_20_Contents">23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StaxUtil.createReader( Sourc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xUtil.writeStartElement( XMLStreamWriter writer , String uri , String local , String prefi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taxUtil.createReader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Util.choosePrefix( XMLStreamWriter out , QName name , boolean declar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taxUtil.copy( XMLStreamReader reader , XMLStreamWriter wri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axUtil.getXMLOutpu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Util.getUniquePrefix( XMLStream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xUtil.readQName( XMLStreamReader r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xUtil.createSource( XMLStream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Util.createReader( InputStream is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Util.writeStartElement( XMLStreamWriter writer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Util.createWriter( OutputStream os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Util.createElement( XMLStream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